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CommandImpl.absoluteLocation( String 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stallCommandImpl.execute( String s , PrintStream out , PrintStream er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Install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mandImpl.Install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mandImpl.install( String location , PrintStream out , PrintStream er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Install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